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51ae8" officeooo:paragraph-rsid="00151ae8"/>
    </style:style>
    <style:style style:name="P2" style:family="paragraph" style:parent-style-name="Standard">
      <style:text-properties officeooo:rsid="001c08dc" officeooo:paragraph-rsid="001c08dc"/>
    </style:style>
    <style:style style:name="P3" style:family="paragraph" style:parent-style-name="Standard">
      <style:text-properties officeooo:rsid="001d8a65" officeooo:paragraph-rsid="001d8a65"/>
    </style:style>
    <style:style style:name="P4" style:family="paragraph" style:parent-style-name="Standard">
      <style:text-properties officeooo:rsid="001b00a4" officeooo:paragraph-rsid="001b00a4"/>
    </style:style>
    <style:style style:name="P5" style:family="paragraph" style:parent-style-name="Standard">
      <style:text-properties officeooo:rsid="00170cb2" officeooo:paragraph-rsid="00170cb2"/>
    </style:style>
    <style:style style:name="P6" style:family="paragraph" style:parent-style-name="Standard">
      <style:text-properties fo:font-weight="bold" officeooo:rsid="001ebf22" officeooo:paragraph-rsid="001ebf22" style:font-weight-asian="bold" style:font-weight-complex="bold"/>
    </style:style>
    <style:style style:name="P7" style:family="paragraph" style:parent-style-name="Standard">
      <style:text-properties officeooo:rsid="001ebf22" officeooo:paragraph-rsid="001ebf22"/>
    </style:style>
    <style:style style:name="P8" style:family="paragraph" style:parent-style-name="Standard">
      <style:text-properties officeooo:rsid="00151ae8" officeooo:paragraph-rsid="00170cb2"/>
    </style:style>
    <style:style style:name="P9" style:family="paragraph" style:parent-style-name="Standard">
      <style:text-properties officeooo:paragraph-rsid="001c5316"/>
    </style:style>
    <style:style style:name="P10" style:family="paragraph" style:parent-style-name="Standard">
      <style:text-properties officeooo:rsid="00170cb2" officeooo:paragraph-rsid="001c5316"/>
    </style:style>
    <style:style style:name="P11" style:family="paragraph" style:parent-style-name="Standard">
      <style:text-properties officeooo:rsid="00176df8" officeooo:paragraph-rsid="00176df8"/>
    </style:style>
    <style:style style:name="P12" style:family="paragraph" style:parent-style-name="Standard">
      <style:text-properties officeooo:rsid="001830e9" officeooo:paragraph-rsid="001830e9"/>
    </style:style>
    <style:style style:name="P13" style:family="paragraph" style:parent-style-name="Standard">
      <style:text-properties officeooo:rsid="0017b029" officeooo:paragraph-rsid="0017b029"/>
    </style:style>
    <style:style style:name="T1" style:family="text">
      <style:text-properties officeooo:rsid="001b0266"/>
    </style:style>
    <style:style style:name="T2" style:family="text">
      <style:text-properties officeooo:rsid="001d8a65"/>
    </style:style>
    <style:style style:name="T3" style:family="text">
      <style:text-properties officeooo:rsid="0017b029"/>
    </style:style>
    <style:style style:name="T4" style:family="text">
      <style:text-properties officeooo:rsid="00151ae8"/>
    </style:style>
    <style:style style:name="T5" style:family="text">
      <style:text-properties officeooo:rsid="00170cb2"/>
    </style:style>
    <style:style style:name="T6" style:family="text">
      <style:text-properties officeooo:rsid="001ebf22"/>
    </style:style>
    <style:style style:name="T7" style:family="text">
      <style:text-properties officeooo:rsid="00176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ля устьановки политик удаления записей в индексах:</text:p>
      <text:p text:style-name="P1"/>
      <text:p text:style-name="P1">1. Сначала днлаем политику в Elastic — меню, <text:span text:style-name="T1">раздел Management, в самом низу Stack Management → </text:span><text:s/>Index Lyfecycle policies → Create Policy.</text:p>
      <text:p text:style-name="P1">Называем политику.</text:p>
      <text:p text:style-name="P1">В Hot phase — <text:span text:style-name="T2">отключаем политику rollover</text:span></text:p>
      <text:p text:style-name="P2">Для этого раскрываем Advanced Settings → отключаем «<text:span text:style-name="T2">Enable rollover».</text:span></text:p>
      <text:p text:style-name="P3">Также, должно быть отключено «Use recommended default».</text:p>
      <text:p text:style-name="P2"/>
      <text:p text:style-name="P1">Warm phase и Cold phase — Отключаем</text:p>
      <text:p text:style-name="P1"/>
      <text:p text:style-name="P4">Для включения Delete phase у Hot phase включаем справа переключатель «Delete data after this phase»</text:p>
      <text:p text:style-name="P1">В Delete phase выставляем количество дней сохранения логов.</text:p>
      <text:p text:style-name="P1">Сохраняем.</text:p>
      <text:p text:style-name="P1"/>
      <text:p text:style-name="P1"/>
      <text:p text:style-name="P1">Делаем новый шаблон для применения сделаннной политики к создаваемым логам.</text:p>
      <text:p text:style-name="P1"/>
      <text:p text:style-name="P1">Index management → Index template → Create template</text:p>
      <text:p text:style-name="P1">Указываем наименование.</text:p>
      <text:p text:style-name="P1">В шаблонах индексов → указываем шаблоны сохдаваемых индексов, к которым должна применятся политика. Например, пишем — audit-*, error-*, system-*</text:p>
      <text:p text:style-name="P5">Параметр Data Stream — <text:span text:style-name="T3">не выставляем, иначе будет ошибка сериализации timestamp.</text:span></text:p>
      <text:p text:style-name="P6">Важно — параметр «Allow auto create» выставить в → true.</text:p>
      <text:p text:style-name="P7">Иначе будут проблемы со срабатыванием дефолтной настройки rollover, которую мы отключили в политике.</text:p>
      <text:p text:style-name="P7"/>
      <text:p text:style-name="P5">Далее по умолчанию, раздел Component templates также, в разделе, сохраняем Index settings — указываем подключаемую политику, выставляем json-параметр:</text:p>
      <text:p text:style-name="P5">{</text:p>
      <text:p text:style-name="P5"><text:s text:c="2"/>"index.lifecycle.name": "<text:span text:style-name="T4">14_days_old_delete</text:span>"</text:p>
      <text:p text:style-name="P5">}</text:p>
      <text:p text:style-name="P8"/>
      <text:p text:style-name="P9"><text:span text:style-name="T5">Далее по умолчанию разделы, </text:span><text:span text:style-name="T6">сохраняем.</text:span></text:p>
      <text:p text:style-name="P10"/>
      <text:p text:style-name="P5"/>
      <text:p text:style-name="P5">Готово, удаляем старые индексы, открываем аукцион, щелкаем по разделам чтобы создались логи.</text:p>
      <text:p text:style-name="P5">Проверяем — открываем меню → ElasticSearch → Index management → разде<text:span text:style-name="T3">л </text:span><text:s/>Indices (если Data Stream не было указано). </text:p>
      <text:p text:style-name="P5">Должен <text:span text:style-name="T3">быть</text:span> индекс, открываем <text:span text:style-name="T7">индекс → <text:s/>Settings → помимо прочих настроек, должно быть что-то вроде:</text:span></text:p>
      <text:p text:style-name="P11"/>
      <text:p text:style-name="P11">"lifecycle": { "name": "14_days_old_delete" }</text:p>
      <text:p text:style-name="P11"/>
      <text:p text:style-name="P12">Либо — должна быть виден раздел «Index lifecycle», в нем подробно описана примененная политика данного индекса.</text:p>
      <text:p text:style-name="P11"/>
      <text:p text:style-name="P13">Все, индекс теперь использует нашу созданную политик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6:18:45.045163701</meta:creation-date>
    <dc:date>2025-11-04T22:42:40.359530919</dc:date>
    <meta:editing-duration>PT57M50S</meta:editing-duration>
    <meta:editing-cycles>10</meta:editing-cycles>
    <meta:generator>LibreOffice/25.8.2.2$Linux_X86_64 LibreOffice_project/580$Build-2</meta:generator>
    <meta:document-statistic meta:table-count="0" meta:image-count="0" meta:object-count="0" meta:page-count="1" meta:paragraph-count="28" meta:word-count="249" meta:character-count="1858" meta:non-whitespace-character-count="1622"/>
  </office:meta>
</office:document-meta>
</file>